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text-line-through-style="soli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1">
      <style:text-properties style:font-name="Times New Roman1"/>
    </style:style>
    <style:style style:name="P12" style:family="paragraph" style:parent-style-name="Text_20_body" style:list-style-name="L1">
      <style:text-properties fo:color="#ff0000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1784868192" text:style-name="L1">
        <text:list-item>
          <text:p text:style-name="P7">Bestemme hvilken licens programmerne frigives under.<text:line-break/><text:span text:style-name="T4">Jens' opgave.</text:span></text:p>
        </text:list-item>
        <text:list-item>
          <text:p text:style-name="P7">Tilføje licens tekst til ALLE .pas filer.</text:p>
        </text:list-item>
      </text:list>
      <text:p text:style-name="P4">Core</text:p>
      <text:list xml:id="list336354188" text:continue-numbering="true" text:style-name="L1">
        <text:list-item>
          <text:p text:style-name="P7">fastlåsning af version 1 af filstruktur<text:line-break/><text:span text:style-name="T4">sker først når programmerne frigives til version 1.</text:span></text:p>
        </text:list-item>
      </text:list>
      <text:p text:style-name="P5">Analysis</text:p>
      <text:list xml:id="list1466532097" text:continue-numbering="true" text:style-name="L1">
        <text:list-item>
          <text:p text:style-name="P10">skal kunne læse filstruktur<text:line-break/><text:span text:style-name="T4">sker løbende, men har ikke krævet ændringer længe.</text:span></text:p>
        </text:list-item>
      </text:list>
      <text:p text:style-name="P3">Ny funktionalitet:</text:p>
      <text:p text:style-name="P1"><text:span text:style-name="T3">manager og entry:</text:span> </text:p>
      <text:p text:style-name="P1"/>
      <text:list xml:id="list2026270975" text:continue-numbering="true" text:style-name="L1">
        <text:list-item>
          <text:p text:style-name="P9">Font størrelse styring. Dvs. via en faktor til aktuel størrelse. <text:line-break/><text:span text:style-name="T4">Lavet: Torsten.</text:span></text:p>
        </text:list-item>
        <text:list-item>
          <text:p text:style-name="P9">About box. <text:line-break/><text:span text:style-name="T4">Jens' opgave – kræver at der indhentes design og skrives en licens tekst.</text:span></text:p>
        </text:list-item>
      </text:list>
      <text:p text:style-name="P4">Alene Entry</text:p>
      <text:list xml:id="list609573374" text:continue-numbering="true" text:style-name="L1">
        <text:list-item>
          <text:p text:style-name="P9">Value label form skal som option i entry client angives med enten: <text:line-break/><text:span text:style-name="T4">Er denne opgave ikke løst allerede? Nu da man kan flytte rundt på formen of den gemmer placeringen.</text:span></text:p>
          <text:list>
            <text:list-item>
              <text:p text:style-name="P9">som nu lige ved siden af feltet </text:p>
            </text:list-item>
            <text:list-item>
              <text:p text:style-name="P9">valgfrit bestemt af brugeren og med autosave af placering</text:p>
            </text:list-item>
          </text:list>
        </text:list-item>
        <text:list-item>
          <text:p text:style-name="P11">link til wiki i entryclient keyboards og generelt + øvrige dele af “pdf hierarkiet”<text:line-break/><text:span text:style-name="T4">Forstår ikke opgaven? Linkt til shortcuts findes allerede. Hvad er “øvrige dele af pdf hierakiet”?</text:span></text:p>
        </text:list-item>
      </text:list>
      <text:p text:style-name="P4">Alene Manager:</text:p>
      <text:list xml:id="list1755581474" text:continue-numbering="true" text:style-name="L1">
        <text:list-item>
          <text:p text:style-name="P9">Når filer tilføjes ved add structure kan det ske, at <text:span text:style-name="T3">value label set </text:span>allerede er defineret:<text:line-break/>Der skal genereres en generel setup option på manager niveau:</text:p>
          <text:list>
            <text:list-item>
              <text:p text:style-name="P9">value label names: [Keep first | Rename]<text:line-break/>rename:<text:tab/>det er som nu<text:line-break/>keep first:<text:tab/>brug den første med et givet navn (skal være default) <text:line-break/><text:span text:style-name="T3">Altid</text:span>:<text:tab/><text:tab/>rename, hvis den nye value label er til en anden felt type</text:p>
            </text:list-item>
          </text:list>
          <text:p text:style-name="P12">Lavet: Torsten.</text:p>
        </text:list-item>
        <text:list-item>
          <text:p text:style-name="P9">Når filer tilføjes ved add structure kan det ske, at <text:span text:style-name="T3">felt navn </text:span>allerede er defineret:<text:line-break/>Der skal genereres en generel setup option på manager niveau:</text:p>
          <text:list>
            <text:list-item>
              <text:p text:style-name="P9">repeated field names: [Keep first | Rename]<text:line-break/>rename:<text:tab/>det er som nu (skal være default)<text:span text:style-name="T3"> - bemærk modsat af value label name</text:span><text:line-break/>keep first:<text:tab/>brug den første med et givet navn <text:line-break/><text:span text:style-name="T3">Altid</text:span>:<text:tab/><text:tab/>rename, hvis det nye felt <text:s/>er en anden felt type</text:p>
            </text:list-item>
          </text:list>
          <text:p text:style-name="P12">Lavet: Torsten.</text:p>
        </text:list-item>
        <text:list-item>
          <text:p text:style-name="P9">”Default project settings” i general settings. <text:line-break/><text:soft-page-break/><text:span text:style-name="T4">Lavet: Torsten.</text:span></text:p>
        </text:list-item>
        <text:list-item>
          <text:p text:style-name="P8"><text:s/>M: Tilpasning af menu punkt SHOW STRUCTURE</text:p>
          <text:list>
            <text:list-item>
              <text:p text:style-name="P8">tilføj det som er defineret mht. range etc.</text:p>
            </text:list-item>
            <text:list-item>
              <text:p text:style-name="P8">tilføj knap med “print report” - se pkt 10</text:p>
            </text:list-item>
          </text:list>
        </text:list-item>
      </text:list>
      <text:p text:style-name="Standard"><text:tab/><text:span text:style-name="T4">Fjernet ved indførsel af raporter. Se pkt nedenfor.</text:span></text:p>
      <text:list xml:id="list1740366203" text:continue-numbering="true" text:style-name="L1">
        <text:list-item>
          <text:p text:style-name="P7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text:line-break/><text:span text:style-name="T4">Lavet: Se pkt. 16 nedenfor. Torsten.</text:span></text:p>
        </text:list-item>
        <text:list-item>
          <text:p text:style-name="P7">I menu'en for manager tilføjes under tools : EpiData EntryClient <text:line-break/> (hvis exe fil IKKE er i samme mappe, så er punktet “grå”, men synligt) <text:line-break/><text:span text:style-name="T4">Lavet: Torsten.</text:span></text:p>
        </text:list-item>
        <text:list-item>
          <text:p text:style-name="P7">Valg af filer ved generering af rapporter.</text:p>
        </text:list-item>
        <text:list-item>
          <text:p text:style-name="P9">Rapport over spørgsmål, der indgår i alle epx/epz filer i en given mappe. <text:line-break/>Dette indlægges i "tool" i manager - Document contents/questions</text:p>
          <text:list>
            <text:list-item>
              <text:p text:style-name="P9">læs alle filer i en mappe brugeren udpeger </text:p>
            </text:list-item>
            <text:list-item>
              <text:p text:style-name="P9">vis alle filerne i et grid - som ved “add structure”.</text:p>
            </text:list-item>
            <text:list-item>
              <text:p text:style-name="P9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1041290084" text:continue-numbering="true" text:style-name="L1">
        <text:list-item>
          <text:p text:style-name="P9"><text:span text:style-name="T1">Heading highlightes ikke altid i Manager</text:span> </text:p>
        </text:list-item>
        <text:list-item>
          <text:p text:style-name="P9"><text:soft-page-break/><text:span text:style-name="T1">Der kom usystematisk access violation når jeg slår "vis feltnavne" til og fra.</text:span> <text:line-break/><text:span text:style-name="T4">Lavet: Torsten.</text:span></text:p>
        </text:list-item>
        <text:list-item>
          <text:p text:style-name="P11">Copy/Paste medtager IKKE calculations og evt. andre specielle funktioner<text:line-break/><text:span text:style-name="T4">Skal vi have diskutteret, hvad skal medtages og hvad skal ikke...</text:span></text:p>
        </text:list-item>
        <text:list-item>
          <text:p text:style-name="P9"><text:span text:style-name="T1">Flyspray #67 (Stata import, problems with missing).</text:span> <text:line-break/><text:span text:style-name="T4">Test igen med #67 vedhæftede data.</text:span></text:p>
        </text:list-item>
        <text:list-item>
          <text:p text:style-name="P9"><text:span text:style-name="T1">Flyspray #70 (Paste into uppercase field).</text:span> </text:p>
        </text:list-item>
        <text:list-item>
          <text:p text:style-name="P9"><text:span text:style-name="T1">Flyspray #59 (EpiData Manager crashes on "Check Version Online" in Help menu)</text:span> </text:p>
        </text:list-item>
        <text:list-item>
          <text:p text:style-name="P9"><text:span text:style-name="T1">Flyspray #75 (Oprettelse af Section i windows/Mac fungerer ikke godt)</text:span> </text:p>
        </text:list-item>
        <text:list-item>
          <text:p text:style-name="P11">Flyspray #77 (Old dates for MAC appalications) </text:p>
          <text:list>
            <text:list-item>
              <text:p text:style-name="P11">hvad går det ud på ?</text:p>
            </text:list-item>
          </text:list>
        </text:list-item>
        <text:list-item>
          <text:p text:style-name="P9"><text:span text:style-name="T1">Flyspray #69 ("Paste As.." skal placere felter der hvor musen er)</text:span> </text:p>
        </text:list-item>
        <text:list-item>
          <text:p text:style-name="P9">Flyspray #81 (Load af PDF på MAC).</text:p>
        </text:list-item>
        <text:list-item>
          <text:p text:style-name="P9"><text:span text:style-name="T1">Valuelabels bør ikke kunne indeholde tomme labels</text:span> </text:p>
        </text:list-item>
      </text:list>
      <text:p text:style-name="P6">MAC:</text:p>
      <text:list xml:id="list69892963" text:continue-numbering="true" text:style-name="L1">
        <text:list-item>
          <text:p text:style-name="P9"><text:span text:style-name="T1">tastatur layout på Mac og generelt</text:span> </text:p>
        </text:list-item>
      </text:list>
      <text:p text:style-name="P4"/>
      <text:p text:style-name="Text_20_body"><text:span text:style-name="T3">Kendte mangler og bugs i <text:s/>Entryclient: </text:span></text:p>
      <text:list xml:id="list1028269024" text:continue-numbering="true" text:style-name="L1">
        <text:list-item>
          <text:p text:style-name="P9">FS #85 (A/V ved exit af felt).</text:p>
        </text:list-item>
        <text:list-item>
          <text:p text:style-name="P9">FS #70 (Paste in i Uppercase felt)</text:p>
        </text:list-item>
        <text:list-item>
          <text:p text:style-name="P9"/>
        </text:list-item>
      </text:list>
      <text:p text:style-name="Text_20_body"/>
      <text:p text:style-name="Text_20_body">WIKI:</text:p>
      <text:list xml:id="list793856609" text:continue-numbering="true" text:style-name="L1">
        <text:list-item>
          <text:p text:style-name="P9"><text:span text:style-name="T1">opdatering af wiki</text:span> </text:p>
        </text:list-item>
        <text:list-item>
          <text:p text:style-name="P7">e+m: Flere sprog i question og labels forklares (og indføres senere)</text:p>
          <text:p text:style-name="P7"/>
        </text:list-item>
      </text:list>
      <text:p text:style-name="Standard"/>
      <text:p text:style-name="Standard">Er løst eller udskudt til efter version 1 </text:p>
      <text:list xml:id="list325616221" text:continue-numbering="true" text:style-name="L1">
        <text:list-item>
          <text:p text:style-name="P7">e: søgning i enkeltfelter, inkl gridvisning </text:p>
        </text:list-item>
        <text:list-item>
          <text:p text:style-name="P7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6-07T10:20:06</dc:date>
    <dc:creator>Torsten Christiansen</dc:creator>
    <meta:editing-duration>PT15H55M38S</meta:editing-duration>
    <meta:editing-cycles>23</meta:editing-cycles>
    <meta:generator>OpenOffice.org/3.2$Unix OpenOffice.org_project/320m12$Build-9483</meta:generator>
    <meta:document-statistic meta:table-count="0" meta:image-count="0" meta:object-count="0" meta:page-count="3" meta:paragraph-count="60" meta:word-count="841" meta:character-count="5049"/>
  </office:meta>
</office:document-meta>
</file>